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5cm" fo:min-width="2.696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65cm"/>
    </style:style>
    <style:style style:name="gr4" style:family="graphic" style:parent-style-name="standard">
      <style:graphic-properties draw:stroke="none" svg:stroke-color="#000000" draw:fill="none" draw:fill-color="#ffffff" fo:min-height="1.157cm"/>
    </style:style>
    <style:style style:name="gr5" style:family="graphic" style:parent-style-name="objectwithoutfill">
      <style:graphic-properties draw:stroke="dash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Noto Mono" fo:font-size="32pt" style:font-size-asian="18pt" style:font-size-complex="18pt"/>
    </style:style>
    <style:style style:name="P5" style:family="paragraph">
      <loext:graphic-properties draw:fill="none" draw:fill-color="#ffffff"/>
      <style:text-properties style:font-name="Noto Mono" fo:font-size="32pt" style:font-size-asian="18pt" style:font-size-complex="18pt"/>
    </style:style>
    <style:style style:name="P6" style:family="paragraph">
      <style:text-properties style:font-name="Noto Mono" fo:font-size="28pt" style:font-size-asian="18pt" style:font-size-complex="18pt"/>
    </style:style>
    <style:style style:name="P7" style:family="paragraph">
      <loext:graphic-properties draw:fill="none" draw:fill-color="#ffffff"/>
      <style:text-properties style:font-name="Noto Mono" fo:font-size="28pt" style:font-size-asian="18pt" style:font-size-complex="18pt"/>
    </style:style>
    <style:style style:name="T1" style:family="text">
      <style:text-properties fo:font-size="32pt" fo:font-weight="bold" style:font-size-asian="18pt" style:font-size-complex="18pt"/>
    </style:style>
    <style:style style:name="T2" style:family="text">
      <style:text-properties fo:color="#00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xml:id="id2" draw:id="id2" draw:layer="layout" svg:width="3.6cm" svg:height="2.2cm" svg:x="10.45cm" svg:y="5.375cm">
            <text:p text:style-name="P1"><text:span text:style-name="T1">Int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2" draw:text-style-name="P3" draw:layer="layout" draw:type="line" svg:x1="17.15cm" svg:y1="6.525cm" svg:x2="14.05cm" svg:y2="6.475cm" draw:start-shape="id1" draw:start-glue-point="3" draw:end-shape="id2" draw:end-glue-point="7" svg:d="M17150 6525l-3100-50" svg:viewBox="0 0 3101 51">
            <text:p/>
          </draw:connector>
          <draw:frame draw:style-name="gr3" draw:text-style-name="P5" xml:id="id1" draw:id="id1" draw:layer="layout" svg:width="7.5cm" svg:height="1.9cm" svg:x="17.15cm" svg:y="5.575cm">
            <draw:text-box>
              <text:p text:style-name="P4">“-42 ...“</text:p>
            </draw:text-box>
          </draw:frame>
          <draw:frame draw:style-name="gr3" draw:text-style-name="P5" draw:layer="layout" svg:width="6.7cm" svg:height="1.9cm" svg:x="17.15cm" svg:y="5.575cm">
            <draw:text-box>
              <text:p text:style-name="P4">“-42 ...“</text:p>
            </draw:text-box>
          </draw:frame>
          <draw:frame draw:style-name="gr3" draw:text-style-name="P5" xml:id="id3" draw:id="id3" draw:layer="layout" svg:width="4.3cm" svg:height="1.9cm" svg:x="3.35cm" svg:y="5.525cm">
            <draw:text-box>
              <text:p text:style-name="P4">“...“</text:p>
            </draw:text-box>
          </draw:frame>
          <draw:connector draw:style-name="gr2" draw:text-style-name="P3" draw:layer="layout" draw:type="line" svg:x1="10.45cm" svg:y1="6.475cm" svg:x2="7.65cm" svg:y2="6.475cm" draw:start-shape="id2" draw:start-glue-point="5" draw:end-shape="id3" draw:end-glue-point="1" svg:d="M10450 6475h-2800" svg:viewBox="0 0 2801 1">
            <text:p/>
          </draw:connector>
          <draw:frame draw:style-name="gr4" draw:text-style-name="P7" xml:id="id4" draw:id="id4" draw:layer="layout" svg:width="6.1cm" svg:height="1.407cm" svg:x="8.35cm" svg:y="8.968cm">
            <draw:text-box>
              <text:p text:style-name="P6">-42 : <text:span text:style-name="T2">int</text:span></text:p>
            </draw:text-box>
          </draw:frame>
          <draw:connector draw:style-name="gr5" draw:text-style-name="P3" draw:layer="layout" draw:type="curve" draw:line-skew="0.089cm 0.213cm" svg:x1="12.25cm" svg:y1="7.575cm" svg:x2="14.45cm" svg:y2="9.671cm" draw:start-shape="id2" draw:start-glue-point="6" draw:end-shape="id4" draw:end-glue-point="1" svg:d="M12250 7575c0 1200 1457 1000 2274 1224s995 872-74 872" svg:viewBox="0 0 2946 2097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2:32:28.180656896</meta:creation-date>
    <dc:date>2017-05-08T22:43:37.529592357</dc:date>
    <meta:editing-duration>PT58S</meta:editing-duration>
    <meta:editing-cycles>1</meta:editing-cycles>
    <meta:document-statistic meta:object-count="9"/>
    <meta:generator>LibreOffice/5.1.6.2$Linux_X86_64 LibreOffice_project/10m0$Build-2</meta:generator>
  </office:meta>
</office:document-meta>
</file>